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text-properties style:font-name="Courier"/>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0" style:family="paragraph" style:parent-style-name="Code">
      <style:text-properties style:use-window-font-color="true" style:font-name="Monaco1" fo:font-size="9pt" style:font-name-asian="LucidaGrande" style:font-size-asian="9pt" style:font-name-complex="LucidaGrande" style:font-size-complex="9pt"/>
    </style:style>
    <style:style style:name="P11" style:family="paragraph" style:parent-style-name="Text_20_body">
      <style:text-properties style:text-underline-style="solid" style:text-underline-width="auto" style:text-underline-color="font-color"/>
    </style:style>
    <style:style style:name="P12" style:family="paragraph" style:parent-style-name="List">
      <style:paragraph-properties fo:margin-left="2.341cm" fo:margin-right="0cm" fo:text-indent="0cm" style:auto-text-indent="false"/>
    </style:style>
    <style:style style:name="P13" style:family="paragraph" style:parent-style-name="Table_20_Contents">
      <style:text-properties style:font-name="Optima1" fo:font-size="10pt" style:font-size-asian="10pt" style:font-size-complex="10pt"/>
    </style:style>
    <style:style style:name="P14" style:family="paragraph" style:parent-style-name="List">
      <style:text-properties style:use-window-font-color="true" style:font-name-asian="Helvetica" style:font-name-complex="Helvetica"/>
    </style:style>
    <style:style style:name="P15"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6" style:family="paragraph" style:parent-style-name="Standard" style:master-page-name="Index">
      <style:paragraph-properties style:page-number="auto"/>
    </style:style>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11"/>
    <style:style style:name="P20" style:family="paragraph" style:parent-style-name="List" style:list-style-name="L1">
      <style:paragraph-properties fo:margin-left="2.341cm" fo:margin-right="0cm" fo:text-indent="0cm" style:auto-text-indent="false"/>
    </style:style>
    <style:style style:name="P21" style:family="paragraph" style:parent-style-name="List" style:list-style-name="L4">
      <style:paragraph-properties fo:margin-left="2.341cm" fo:margin-right="0cm" fo:text-indent="0cm" style:auto-text-indent="false"/>
    </style:style>
    <style:style style:name="P22" style:family="paragraph" style:parent-style-name="List" style:list-style-name="L5">
      <style:paragraph-properties fo:margin-left="2.341cm" fo:margin-right="0cm" fo:text-indent="0cm" style:auto-text-indent="false"/>
    </style:style>
    <style:style style:name="P23" style:family="paragraph" style:parent-style-name="Text_20_body" style:master-page-name="Index">
      <style:paragraph-properties style:page-number="auto"/>
    </style:style>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6">
      <style:paragraph-properties fo:margin-left="3.002cm" fo:margin-right="0cm" fo:text-indent="0cm" style:auto-text-indent="false"/>
    </style:style>
    <style:style style:name="P33" style:family="paragraph" style:parent-style-name="Table_20_Contents" style:list-style-name="L2"/>
    <style:style style:name="P34" style:family="paragraph" style:parent-style-name="Table_20_Contents" style:list-style-name="L3"/>
    <style:style style:name="P35" style:family="paragraph" style:parent-style-name="Heading_20_1" style:master-page-name="Standard">
      <style:paragraph-properties style:page-number="auto"/>
    </style:style>
    <style:style style:name="P36" style:family="paragraph" style:parent-style-name="Heading_20_1">
      <style:paragraph-properties fo:break-before="page"/>
    </style:style>
    <style:style style:name="P37" style:family="paragraph" style:parent-style-name="Heading_20_2">
      <style:paragraph-properties fo:break-before="page"/>
    </style:style>
    <style:style style:name="P38" style:family="paragraph" style:parent-style-name="Footer" style:list-style-name="L1"/>
    <style:style style:name="P39"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6"/>
      <text:p text:style-name="P8">PacketFence<text:line-break/> – version 1.8</text:p>
      <text:p text:style-name="P7">Installation Guide</text:p>
      <text:p text:style-name="P2"/>
      <text:p text:style-name="P23">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39">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8</text:p>
          <text:p text:style-name="Contents_20_2">General Configuration <text:s text:c="2"/><text:tab/>8</text:p>
          <text:p text:style-name="Contents_20_2">Apache Configuration <text:s text:c="2"/><text:tab/>8</text:p>
          <text:p text:style-name="Contents_20_2">Authentication (flat file, LDAP, Radius) <text:s text:c="2"/><text:tab/>8</text:p>
          <text:p text:style-name="Contents_20_2">VLAN isolation <text:s text:c="2"/><text:tab/>10</text:p>
          <text:p text:style-name="Contents_20_2">Violations <text:s text:c="2"/><text:tab/>19</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35" text:outline-level="1">About this Guide</text:h>
      <text:p text:style-name="Text_20_body">This guide will walk you through the installation and configuration of the PacketFence solution. It covers VLAN isolation setup.</text:p>
      <text:p text:style-name="Text_20_body">The instructions are based on version 1.8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626434831" text:style-name="L1">
        <text:list-header>
          <text:p text:style-name="P20">❏<text:tab/>Database server (MySQL)</text:p>
          <text:p text:style-name="P20">❏<text:tab/>Web server (Apache)</text:p>
          <text:p text:style-name="P38"/>
          <text:p text:style-name="P38">Depending on your setup you may have to install additional components like:</text:p>
          <text:p text:style-name="P20">❏<text:tab/>DHCP server (ISC DHCP)</text:p>
          <text:p text:style-name="P20">❏<text:tab/>DNS server (BIND)</text:p>
        </text:list-header>
      </text:list>
      <text:p text:style-name="P12">❏<text:tab/>NIDS (Snort)</text:p>
      <text:p text:style-name="P1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7"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333529586" text:style-name="L2">
              <text:list-header>
                <text:p text:style-name="P33">◾ Intel or AMD CPU 3 GHz</text:p>
              </text:list-header>
            </text:list>
            <text:list xml:id="list1300574373" text:style-name="L3">
              <text:list-header>
                <text:p text:style-name="P34">◾ 2048 MB of RAM</text:p>
              </text:list-header>
            </text:list>
            <text:list xml:id="list482989948" text:style-name="L2">
              <text:list-header>
                <text:p text:style-name="P33">◾ 20 GB of disk space (RAID 1)</text:p>
                <text:p text:style-name="P33">◾ 3 Network cards</text:p>
              </text:list-header>
            </text:list>
          </table:table-cell>
        </table:table-row>
      </table:table>
      <text:p text:style-name="Standard"/>
      <text:h text:style-name="P37" text:outline-level="2">Operating System Requirements</text:h>
      <text:p text:style-name="Standard">Currently PacketFence 1.8 supports the following 32-bit operating systems: </text:p>
      <text:list xml:id="list1473090408" text:style-name="L4">
        <text:list-header>
          <text:p text:style-name="P21">❏<text:tab/>Red Hat Enterprise Linux 5.x Server</text:p>
          <text:p text:style-name="P21">❏<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6"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1847167203" text:style-name="L5">
        <text:list-header>
          <text:p text:style-name="P22">❏<text:tab/>Enable Firewall</text:p>
          <text:p text:style-name="P22">❏<text:tab/>Disable SELinux</text:p>
          <text:p text:style-name="P17"/>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9">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10">yum update</text:p>
      <text:p text:style-name="Text_20_body"/>
      <text:h text:style-name="P37"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5">yum –nogpgcheck install packetfence-1.8.0-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CGI, perl-CGI-Session, perl-Config-IniFiles, perl-Date-Parse, perl-DBD-MySQL, perl-File-Spec, perl-File-Tail, perl-Locale-gettext, perl-Log-Log4perl (&gt;= 1.11), perl-LWP-UserAgent, perl-Net-MAC, perl-Net-MAC-Vendor, perl-Net-Netmask, perl-Net-Pcap (&gt;= 0.16), perl-Net-SNMP, perl-Net-Telnet, perl-Parse-RecDescent, perl-rrdtool, perl-Template, perl-Term-ReadKey, perl-Thread-Pool, perl-Time-HiRes,</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6"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4">❏<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3">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list xml:id="list1123742352" text:style-name="L6">
        <text:list-item>
          <text:p text:style-name="P24"><text:s/>List of VLANs managed by PacketFence</text:p>
        </text:list-item>
        <text:list-item>
          <text:p text:style-name="P24"><text:s/>Default SNMP read/write communities for the switches</text:p>
        </text:list-item>
        <text:list-item>
          <text:p text:style-name="P24"><text:s/>Default working mode (see note about working mode below)</text:p>
        </text:list-item>
      </text:list>
      <text:p text:style-name="Text_20_body">and a switch section for each switch (managed by PacketFence) including:</text:p>
      <text:list xml:id="list1574680909" text:style-name="L7">
        <text:list-item>
          <text:p text:style-name="P25"><text:s/>Switch IP</text:p>
        </text:list-item>
        <text:list-item>
          <text:p text:style-name="P25"><text:s/>Switch vendor/type (so that the correct subclasses of pf::SNMP are instantiated)</text:p>
        </text:list-item>
        <text:list-item>
          <text:p text:style-name="P25"><text:s/>Switch uplink ports (trunks and non-managed ports)</text:p>
        </text:list-item>
      </text:list>
      <text:p text:style-name="Text_20_body"/>
      <text:p text:style-name="P11">Working modes</text:p>
      <text:p text:style-name="Text_20_body">There are three different working modes:</text:p>
      <text:list xml:id="list2029218145" text:style-name="L8">
        <text:list-item>
          <text:p text:style-name="P26"><text:s/>Testing: pfsetvlan writes in the log files what it would normally do, but it doesn't do anything.</text:p>
        </text:list-item>
        <text:list-item>
          <text:p text:style-name="P26"><text:s/>Registration: pfsetvlan automatically-register all MAC addresses seen on the switch ports. As in testing mode, no VLAN changes are done.</text:p>
        </text:list-item>
        <text:list-item>
          <text:p text:style-name="P26"><text:s/>Production: pfsetvlan sends the SNMP writes to change the VLAN on the switch ports. </text:p>
        </text:list-item>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text:soft-page-break/>isolationVlan = 3<text:line-break/>macDetectionVlan = 4<text:line-break/>VoIPEnabled = no</text:p>
      <text:p text:style-name="Code">[192.168.1.100]<text:line-break/>ip = 192.168.1.100<text:line-break/>type = Cisco::Catalyst_2900XL<text:line-break/>mode = production<text:line-break/>uplink = 24</text:p>
      <text:p text:style-name="Code">[192.168.1.101]<text:line-break/>ip = 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text:soft-page-break/>[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list xml:id="list1304377204" text:continue-list="list1123742352" text:style-name="L6">
        <text:list-item>
          <text:p text:style-name="P18"><text:s/>53 (DNS), <text:span text:style-name="Code_20__28_inline_29_"><text:span text:style-name="T3">80 (HTTP), 443 (HTTPS) on eth0.2 and eth0.3</text:span></text:span></text:p>
        </text:list-item>
        <text:list-item>
          <text:p text:style-name="P18"><text:span text:style-name="Code_20__28_inline_29_"><text:span text:style-name="T3"><text:s/>162 (SNMP) and 1443 (Web Admin Interface) on eth0</text:span></text:span></text:p>
          <text:p text:style-name="P24"><text:span text:style-name="Code_20__28_inline_29_"/></text:p>
          <text:p text:style-name="P32"><text:span text:style-name="Code_20__28_inline_29_"><text:span text:style-name="T3">Here are the /etc/sysconfig/iptables lines for our setup:</text:span></text:span></text:p>
        </text:list-item>
      </text:list>
      <text:p text:style-name="Code">-A RH-Firewall-1-INPUT -p udp -m udp --dport 53 -s 192.168.2.0/24 -d 192.168.2.1 -i eth0.2 -j ACCEPT</text:p>
      <text:p text:style-name="Code">-A RH-Firewall-1-INPUT -p udp -m udp --dport 53 -s 192.168.3.0/24 -d <text:soft-page-break/>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1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1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text:soft-pag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text:soft-pag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6"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list xml:id="list689727571" text:style-name="L9">
        <text:list-item>
          <text:p text:style-name="P27">any device in VLAN 2 can communicate with PacketFence through (and only through) eth0.2</text:p>
        </text:list-item>
        <text:list-item>
          <text:p text:style-name="P27">any device in VLAN 2 can not communicate with any device in any other VLAN</text:p>
        </text:list-item>
        <text:list-item>
          <text:p text:style-name="P27">any device in VLAN 3 can communicate with PacketFence through (and only through) eth0.3</text:p>
        </text:list-item>
        <text:list-item>
          <text:p text:style-name="P27">any device in VLAN 3 can not communicate with any device in any other VLAN</text:p>
        </text:list-item>
        <text:list-item>
          <text:p text:style-name="P27">any device in VLAN 4 can not communicate with any device in any other VLAN</text:p>
        </text:list-item>
      </text:list>
      <text:p text:style-name="Text_20_body"/>
      <text:p text:style-name="Text_20_body">Make sure PacketFence receives traps from the switches:</text:p>
      <text:list xml:id="list2090205501" text:style-name="L10">
        <text:list-item>
          <text:p text:style-name="P28">configure the Catalyst 2900 switch to send linkUp/linkDown traps to PacketFence</text:p>
        </text:list-item>
        <text:list-item>
          <text:p text:style-name="P28">configure the Catalyst 2960 switch to send port-security traps to PacketFence</text:p>
        </text:list-item>
      </text:list>
      <text:list xml:id="list1354520244" text:style-name="L11">
        <text:list-item>
          <text:p text:style-name="P29">plug a device on each switch</text:p>
        </text:list-item>
        <text:list-item>
          <text:p text:style-name="P29">make sure <text:span text:style-name="T4">snmptrapd</text:span> writes a line in <text:span text:style-name="T1">/usr/local/pf/logs/snmptrapd.log</text:span></text:p>
        </text:list-item>
        <text:list-item>
          <text:p text:style-name="P19"><text:s/>make sure each trap is correctly decoded by <text:span text:style-name="T4">pfsetvlan</text:span> in <text:span text:style-name="T1">/usr/local/pf/logs/packetfence.log</text:span></text:p>
        </text:list-item>
      </text:list>
      <text:p text:style-name="P5"><text:soft-page-break/></text:p>
      <text:p text:style-name="Text_20_body">Make sure there are no error messages in <text:span text:style-name="Code_20__28_inline_29_">/usr/local/pf/logs/error*</text:span> nor in <text:span text:style-name="Code_20__28_inline_29_">/usr/local/pf/logs/packetfence.log</text:span> while PacketFence starts </text:p>
      <text:p text:style-name="Text_20_body">Plug an unregistered computer in a switch and make sure:</text:p>
      <text:list xml:id="list1903245271" text:style-name="L12">
        <text:list-item>
          <text:p text:style-name="P30">the port is put in VLAN 2</text:p>
        </text:list-item>
        <text:list-item>
          <text:p text:style-name="P30">the computer gets an IP in VLAN 2</text:p>
        </text:list-item>
        <text:list-item>
          <text:p text:style-name="P30">any DNS request resolves to PacketFence (use nslookup (for example)</text:p>
        </text:list-item>
        <text:list-item>
          <text:p text:style-name="P30">the computer can access the registration web page</text:p>
        </text:list-item>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list xml:id="list882510195" text:style-name="L13">
        <text:list-item>
          <text:p text:style-name="P31">the computer is put in VLAN 3 (see <text:span text:style-name="Code_20__28_inline_29_">/usr/local/pf/logs/packetfence.log</text:span>)</text:p>
        </text:list-item>
        <text:list-item>
          <text:p text:style-name="P31">you can see a message in the browser explaining why the computer is isolated</text:p>
        </text:list-item>
        <text:list-item>
          <text:p text:style-name="P31">you can re-enable your network access on your own</text:p>
        </text:list-item>
      </text:list>
      <text:h text:style-name="P36"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7T15:07:47</dc:date>
    <meta:editing-cycles>495</meta:editing-cycles>
    <meta:editing-duration>PT249H34M22S</meta:editing-duration>
    <meta:document-statistic meta:table-count="3" meta:image-count="2" meta:object-count="0" meta:page-count="27" meta:paragraph-count="331" meta:word-count="3210" meta:character-count="22890"/>
    <meta:user-defined meta:name="Info 1"/>
    <meta:user-defined meta:name="Info 2"/>
    <meta:user-defined meta:name="Info 3"/>
    <meta:user-defined meta:name="Info 4"/>
  </office:meta>
</office:document-meta>
</file>